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A000000298C826455BF33C96E.png" manifest:media-type="image/png"/>
  <manifest:file-entry manifest:full-path="Pictures/10000001000002DA0000002915EDE5A27B940F75.png" manifest:media-type="image/png"/>
  <manifest:file-entry manifest:full-path="Pictures/10000001000002DA0000002932BB991CFCCBAD3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tos" svg:font-family="aptos"/>
  </office:font-face-decls>
  <office:automatic-styles>
    <style:style style:name="P1" style:family="paragraph" style:parent-style-name="Standard">
      <style:text-properties fo:font-style="normal" officeooo:rsid="001ea83f" officeooo:paragraph-rsid="001ea83f" style:font-style-asian="normal" style:font-style-complex="normal"/>
    </style:style>
    <style:style style:name="P2" style:family="paragraph" style:parent-style-name="Standard">
      <style:text-properties style:font-name="aptos" officeooo:rsid="001ea83f" officeooo:paragraph-rsid="001ea83f"/>
    </style:style>
    <style:style style:name="P3" style:family="paragraph" style:parent-style-name="Standard">
      <style:text-properties style:font-name="aptos" fo:font-size="14pt" fo:font-style="italic" style:text-underline-style="solid" style:text-underline-width="auto" style:text-underline-color="font-color" officeooo:rsid="001ea83f" officeooo:paragraph-rsid="001ea83f" style:font-size-asian="14pt" style:font-style-asian="italic" style:font-size-complex="14pt" style:font-style-complex="italic"/>
    </style:style>
    <style:style style:name="P4" style:family="paragraph" style:parent-style-name="Standard">
      <style:text-properties style:font-name="aptos" fo:font-size="14pt" fo:font-style="normal" fo:font-weight="bold" officeooo:rsid="001ea83f" officeooo:paragraph-rsid="001ea83f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style:font-name="aptos" fo:font-size="14pt" fo:font-weight="bold" officeooo:rsid="001ea83f" officeooo:paragraph-rsid="001ea83f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ptos" fo:font-size="14pt" fo:font-weight="bold" officeooo:rsid="001fb65d" officeooo:paragraph-rsid="001fb65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ptos" fo:font-size="14pt" fo:font-weight="bold" officeooo:rsid="00205d02" officeooo:paragraph-rsid="00205d02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ptos" fo:font-size="14pt" fo:font-weight="bold" officeooo:rsid="00205d02" officeooo:paragraph-rsid="002393a0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ptos" fo:font-size="14pt" fo:font-weight="bold" officeooo:rsid="002205ef" officeooo:paragraph-rsid="002205ef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aptos" fo:font-size="14pt" fo:font-weight="bold" officeooo:rsid="002393a0" officeooo:paragraph-rsid="002393a0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aptos" fo:font-style="italic" officeooo:rsid="001ea83f" officeooo:paragraph-rsid="001ea83f" style:font-style-asian="italic" style:font-style-complex="italic"/>
    </style:style>
    <style:style style:name="P12" style:family="paragraph" style:parent-style-name="Standard">
      <style:text-properties style:font-name="aptos" fo:font-style="normal" officeooo:rsid="001ea83f" officeooo:paragraph-rsid="001ea83f" style:font-style-asian="normal" style:font-style-complex="normal"/>
    </style:style>
    <style:style style:name="P13" style:family="paragraph" style:parent-style-name="Standard">
      <style:text-properties style:font-name="aptos" officeooo:rsid="001fb65d" officeooo:paragraph-rsid="001fb65d"/>
    </style:style>
    <style:style style:name="P14" style:family="paragraph" style:parent-style-name="Standard">
      <style:text-properties style:font-name="aptos" officeooo:rsid="00205d02" officeooo:paragraph-rsid="00205d02"/>
    </style:style>
    <style:style style:name="P15" style:family="paragraph" style:parent-style-name="Standard">
      <style:text-properties style:font-name="aptos" fo:font-size="12pt" fo:font-weight="normal" officeooo:rsid="00205d02" officeooo:paragraph-rsid="002393a0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2393a0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ivya Singh</text:p>
      <text:p text:style-name="P2">220905730</text:p>
      <text:p text:style-name="P2">CSE D</text:p>
      <text:p text:style-name="P2">44</text:p>
      <text:p text:style-name="P2"/>
      <text:p text:style-name="P3">Lab <text:span text:style-name="T3">8</text:span> : RD Parser for Declaration Statements</text:p>
      <text:p text:style-name="P11"/>
      <text:p text:style-name="P12">Q1 . <text:span text:style-name="T4">Design the recursive descent parser to parse C program with variable declaration and decision statements</text:span></text:p>
      <text:p text:style-name="P11">with error reporting of grammar 7.1.</text:p>
      <text:p text:style-name="P11"/>
      <text:p text:style-name="P4">Code :</text:p>
      <text:p text:style-name="P11"/>
      <text:p text:style-name="P12">#include &lt;stdio.h&gt;</text:p>
      <text:p text:style-name="P12">#include &lt;stdlib.h&gt;</text:p>
      <text:p text:style-name="P12">#include &lt;string.h&gt;</text:p>
      <text:p text:style-name="P12">#include &lt;ctype.h&gt;</text:p>
      <text:p text:style-name="P12"/>
      <text:p text:style-name="P12">typedef enum {</text:p>
      <text:p text:style-name="P12"><text:s text:c="4"/>T_MAIN, T_INT, T_CHAR, T_IF, T_ELSE, T_ID, T_NUM, T_EQ, T_NEQ, T_LE, T_GE,</text:p>
      <text:p text:style-name="P12"><text:s text:c="4"/>T_LT, T_GT, T_PLUS, T_MINUS, T_STAR, T_DIV, T_MOD, T_ASSIGN, T_SEMI,</text:p>
      <text:p text:style-name="P12"><text:s text:c="4"/>T_COMMA, T_LPAREN, T_RPAREN, T_LBRACE, T_RBRACE, T_EOF, T_UNKNOWN</text:p>
      <text:p text:style-name="P12">} TokenType;</text:p>
      <text:p text:style-name="P12"/>
      <text:p text:style-name="P12">typedef struct {</text:p>
      <text:p text:style-name="P12"><text:s text:c="4"/>TokenType type;</text:p>
      <text:p text:style-name="P12"><text:s text:c="4"/>char lexeme[128];</text:p>
      <text:p text:style-name="P12"><text:s text:c="4"/>int line;</text:p>
      <text:p text:style-name="P12"><text:s text:c="4"/>int col;</text:p>
      <text:p text:style-name="P12">} Token;</text:p>
      <text:p text:style-name="P12"/>
      <text:p text:style-name="P12">static Token currentToken;</text:p>
      <text:p text:style-name="P12">static int g_line = 1;</text:p>
      <text:p text:style-name="P12">static int g_col = 0;</text:p>
      <text:p text:style-name="P12">static FILE *source;</text:p>
      <text:p text:style-name="P12"/>
      <text:p text:style-name="P12">void parseProgram();</text:p>
      <text:p text:style-name="P12">void parseDeclarations();</text:p>
      <text:p text:style-name="P12">void parseDataType();</text:p>
      <text:p text:style-name="P12">void parseIdentifierList();</text:p>
      <text:p text:style-name="P12">void parseStatementList();</text:p>
      <text:p text:style-name="P12">void parseStatement();</text:p>
      <text:p text:style-name="P12">void parseBlock();</text:p>
      <text:p text:style-name="P12">void parseAssignStat();</text:p>
      <text:p text:style-name="P12">void parseDecisionStat();</text:p>
      <text:p text:style-name="P12">void parseDprime();</text:p>
      <text:p text:style-name="P12">void parseExpn();</text:p>
      <text:p text:style-name="P12">void parseEprime();</text:p>
      <text:p text:style-name="P12">void parseRelop();</text:p>
      <text:p text:style-name="P12">void parseSimpleExp();</text:p>
      <text:p text:style-name="P12"><text:soft-page-break/>void parseSeprime();</text:p>
      <text:p text:style-name="P12">void parseAddop();</text:p>
      <text:p text:style-name="P12">void parseTerm();</text:p>
      <text:p text:style-name="P12">void parseTprime();</text:p>
      <text:p text:style-name="P12">void parseMulop();</text:p>
      <text:p text:style-name="P12">void parseFactor();</text:p>
      <text:p text:style-name="P12"/>
      <text:p text:style-name="P12">const char* tokenTypeName(TokenType t) {</text:p>
      <text:p text:style-name="P12"><text:s text:c="4"/>switch(t) {</text:p>
      <text:p text:style-name="P12"><text:s text:c="8"/>case T_MAIN: return "main";</text:p>
      <text:p text:style-name="P12"><text:s text:c="8"/>case T_INT: return "int";</text:p>
      <text:p text:style-name="P12"><text:s text:c="8"/>case T_CHAR: return "char";</text:p>
      <text:p text:style-name="P12"><text:s text:c="8"/>case T_IF: return "if";</text:p>
      <text:p text:style-name="P12"><text:s text:c="8"/>case T_ELSE: return "else";</text:p>
      <text:p text:style-name="P12"><text:s text:c="8"/>case T_ID: return "identifier";</text:p>
      <text:p text:style-name="P12"><text:s text:c="8"/>case T_NUM: return "number";</text:p>
      <text:p text:style-name="P12"><text:s text:c="8"/>case T_EQ: return "==";</text:p>
      <text:p text:style-name="P12"><text:s text:c="8"/>case T_NEQ: return "!=";</text:p>
      <text:p text:style-name="P12"><text:s text:c="8"/>case T_LE: return "&lt;=";</text:p>
      <text:p text:style-name="P12"><text:s text:c="8"/>case T_GE: return "&gt;=";</text:p>
      <text:p text:style-name="P12"><text:s text:c="8"/>case T_LT: return "&lt;";</text:p>
      <text:p text:style-name="P12"><text:s text:c="8"/>case T_GT: return "&gt;";</text:p>
      <text:p text:style-name="P12"><text:s text:c="8"/>case T_PLUS: return "+";</text:p>
      <text:p text:style-name="P12"><text:s text:c="8"/>case T_MINUS: return "-";</text:p>
      <text:p text:style-name="P12"><text:s text:c="8"/>case T_STAR: return "*";</text:p>
      <text:p text:style-name="P12"><text:s text:c="8"/>case T_DIV: return "/";</text:p>
      <text:p text:style-name="P12"><text:s text:c="8"/>case T_MOD: return "%";</text:p>
      <text:p text:style-name="P12"><text:s text:c="8"/>case T_ASSIGN: return "=";</text:p>
      <text:p text:style-name="P12"><text:s text:c="8"/>case T_SEMI: return ";";</text:p>
      <text:p text:style-name="P12"><text:s text:c="8"/>case T_COMMA: return ",";</text:p>
      <text:p text:style-name="P12"><text:s text:c="8"/>case T_LPAREN: return "(";</text:p>
      <text:p text:style-name="P12"><text:s text:c="8"/>case T_RPAREN: return ")";</text:p>
      <text:p text:style-name="P12"><text:s text:c="8"/>case T_LBRACE: return "{";</text:p>
      <text:p text:style-name="P12"><text:s text:c="8"/>case T_RBRACE: return "}";</text:p>
      <text:p text:style-name="P12"><text:s text:c="8"/>case T_EOF: return "EOF";</text:p>
      <text:p text:style-name="P12"><text:s text:c="8"/>default: return "UNKNOWN";</text:p>
      <text:p text:style-name="P12"><text:s text:c="4"/>}</text:p>
      <text:p text:style-name="P12">}</text:p>
      <text:p text:style-name="P12"/>
      <text:p text:style-name="P12">void error(const char* expected) {</text:p>
      <text:p text:style-name="P12"><text:s text:c="4"/>fprintf(stderr, "Error at line %d, col %d: expected %s but found '%s' (token type: %s)\n",</text:p>
      <text:p text:style-name="P12"><text:s text:c="12"/>currentToken.line, currentToken.col, expected, currentToken.lexeme, tokenTypeName(currentToken.type));</text:p>
      <text:p text:style-name="P12"><text:s text:c="4"/>exit(EXIT_FAILURE);</text:p>
      <text:p text:style-name="P12">}</text:p>
      <text:p text:style-name="P12"/>
      <text:p text:style-name="P12">int nextChar() {</text:p>
      <text:p text:style-name="P12"><text:s text:c="4"/>int c = fgetc(source);</text:p>
      <text:p text:style-name="P12"><text:s text:c="4"/>if(c == '\n') { g_line++; g_col = 0; } else { g_col++; }</text:p>
      <text:p text:style-name="P12"><text:s text:c="4"/>return c;</text:p>
      <text:p text:style-name="P12">}</text:p>
      <text:p text:style-name="P12"><text:soft-page-break/></text:p>
      <text:p text:style-name="P12">int peekChar() {</text:p>
      <text:p text:style-name="P12"><text:s text:c="4"/>int c = fgetc(source);</text:p>
      <text:p text:style-name="P12"><text:s text:c="4"/>ungetc(c, source);</text:p>
      <text:p text:style-name="P12"><text:s text:c="4"/>return c;</text:p>
      <text:p text:style-name="P12">}</text:p>
      <text:p text:style-name="P12"/>
      <text:p text:style-name="P12">int skipWhitespace() {</text:p>
      <text:p text:style-name="P12"><text:s text:c="4"/>int c;</text:p>
      <text:p text:style-name="P12"><text:s text:c="4"/>do { c = nextChar(); } while(isspace(c));</text:p>
      <text:p text:style-name="P12"><text:s text:c="4"/>return c;</text:p>
      <text:p text:style-name="P12">}</text:p>
      <text:p text:style-name="P12"/>
      <text:p text:style-name="P12">Token getNextToken() {</text:p>
      <text:p text:style-name="P12"><text:s text:c="4"/>Token token;</text:p>
      <text:p text:style-name="P12"><text:s text:c="4"/>int c;</text:p>
      <text:p text:style-name="P12"><text:s text:c="4"/>token.type = T_UNKNOWN;</text:p>
      <text:p text:style-name="P12"><text:s text:c="4"/>token.lexeme[0] = '\0';</text:p>
      <text:p text:style-name="P12"><text:s text:c="4"/>token.line = g_line;</text:p>
      <text:p text:style-name="P12"><text:s text:c="4"/>token.col = g_col;</text:p>
      <text:p text:style-name="P12"><text:s text:c="4"/>c = skipWhitespace();</text:p>
      <text:p text:style-name="P12"><text:s text:c="4"/>if(c == EOF) { token.type = T_EOF; strcpy(token.lexeme, "EOF"); return token; }</text:p>
      <text:p text:style-name="P12"><text:s text:c="4"/>token.line = g_line;</text:p>
      <text:p text:style-name="P12"><text:s text:c="4"/>token.col = g_col;</text:p>
      <text:p text:style-name="P12"><text:s text:c="4"/>if(c == '(') { token.type = T_LPAREN; strcpy(token.lexeme, "("); return token; }</text:p>
      <text:p text:style-name="P12"><text:s text:c="4"/>if(c == ')') { token.type = T_RPAREN; strcpy(token.lexeme, ")"); return token; }</text:p>
      <text:p text:style-name="P12"><text:s text:c="4"/>if(c == '{') { token.type = T_LBRACE; strcpy(token.lexeme, "{"); return token; }</text:p>
      <text:p text:style-name="P12"><text:s text:c="4"/>if(c == '}') { token.type = T_RBRACE; strcpy(token.lexeme, "}"); return token; }</text:p>
      <text:p text:style-name="P12"><text:s text:c="4"/>if(c == ';') { token.type = T_SEMI; strcpy(token.lexeme, ";"); return token; }</text:p>
      <text:p text:style-name="P12"><text:s text:c="4"/>if(c == ',') { token.type = T_COMMA; strcpy(token.lexeme, ","); return token; }</text:p>
      <text:p text:style-name="P12"><text:s text:c="4"/>if(c == '+') { token.type = T_PLUS; strcpy(token.lexeme, "+"); return token; }</text:p>
      <text:p text:style-name="P12"><text:s text:c="4"/>if(c == '-') { token.type = T_MINUS; strcpy(token.lexeme, "-"); return token; }</text:p>
      <text:p text:style-name="P12"><text:s text:c="4"/>if(c == '*') { token.type = T_STAR; strcpy(token.lexeme, "*"); return token; }</text:p>
      <text:p text:style-name="P12"><text:s text:c="4"/>if(c == '/') { token.type = T_DIV; strcpy(token.lexeme, "/"); return token; }</text:p>
      <text:p text:style-name="P12"><text:s text:c="4"/>if(c == '%') { token.type = T_MOD; strcpy(token.lexeme, "%"); return token; }</text:p>
      <text:p text:style-name="P12"><text:s text:c="4"/>if(c == '=') {</text:p>
      <text:p text:style-name="P12"><text:s text:c="8"/>if(peekChar() == '=') { nextChar(); token.type = T_EQ; strcpy(token.lexeme, "=="); }</text:p>
      <text:p text:style-name="P12"><text:s text:c="8"/>else { token.type = T_ASSIGN; strcpy(token.lexeme, "="); }</text:p>
      <text:p text:style-name="P12"><text:s text:c="8"/>return token;</text:p>
      <text:p text:style-name="P12"><text:s text:c="4"/>}</text:p>
      <text:p text:style-name="P12"><text:s text:c="4"/>if(c == '!') {</text:p>
      <text:p text:style-name="P12"><text:soft-page-break/><text:s text:c="8"/>if(peekChar() == '=') { nextChar(); token.type = T_NEQ; strcpy(token.lexeme, "!="); return token; }</text:p>
      <text:p text:style-name="P12"><text:s text:c="8"/>else { token.type = T_UNKNOWN; token.lexeme[0] = '!'; token.lexeme[1] = '\0'; return token; }</text:p>
      <text:p text:style-name="P12"><text:s text:c="4"/>}</text:p>
      <text:p text:style-name="P12"><text:s text:c="4"/>if(c == '&lt;') {</text:p>
      <text:p text:style-name="P12"><text:s text:c="8"/>if(peekChar() == '=') { nextChar(); token.type = T_LE; strcpy(token.lexeme, "&lt;="); }</text:p>
      <text:p text:style-name="P12"><text:s text:c="8"/>else { token.type = T_LT; strcpy(token.lexeme, "&lt;"); }</text:p>
      <text:p text:style-name="P12"><text:s text:c="8"/>return token;</text:p>
      <text:p text:style-name="P12"><text:s text:c="4"/>}</text:p>
      <text:p text:style-name="P12"><text:s text:c="4"/>if(c == '&gt;') {</text:p>
      <text:p text:style-name="P12"><text:s text:c="8"/>if(peekChar() == '=') { nextChar(); token.type = T_GE; strcpy(token.lexeme, "&gt;="); }</text:p>
      <text:p text:style-name="P12"><text:s text:c="8"/>else { token.type = T_GT; strcpy(token.lexeme, "&gt;"); }</text:p>
      <text:p text:style-name="P12"><text:s text:c="8"/>return token;</text:p>
      <text:p text:style-name="P12"><text:s text:c="4"/>}</text:p>
      <text:p text:style-name="P12"><text:s text:c="4"/>if(isalpha(c)) {</text:p>
      <text:p text:style-name="P12"><text:s text:c="8"/>char buffer[128];</text:p>
      <text:p text:style-name="P12"><text:s text:c="8"/>int i = 0;</text:p>
      <text:p text:style-name="P12"><text:s text:c="8"/>buffer[i++] = (char)c;</text:p>
      <text:p text:style-name="P12"><text:s text:c="8"/>while(isalnum(peekChar()) || peekChar() == '_') { c = nextChar(); buffer[i++] = (char)c; }</text:p>
      <text:p text:style-name="P12"><text:s text:c="8"/>buffer[i] = '\0';</text:p>
      <text:p text:style-name="P12"><text:s text:c="8"/>if(strcmp(buffer, "main") == 0) token.type = T_MAIN;</text:p>
      <text:p text:style-name="P12"><text:s text:c="8"/>else if(strcmp(buffer, "int") == 0) token.type = T_INT;</text:p>
      <text:p text:style-name="P12"><text:s text:c="8"/>else if(strcmp(buffer, "char") == 0) token.type = T_CHAR;</text:p>
      <text:p text:style-name="P12"><text:s text:c="8"/>else if(strcmp(buffer, "if") == 0) token.type = T_IF;</text:p>
      <text:p text:style-name="P12"><text:s text:c="8"/>else if(strcmp(buffer, "else") == 0) token.type = T_ELSE;</text:p>
      <text:p text:style-name="P12"><text:s text:c="8"/>else token.type = T_ID;</text:p>
      <text:p text:style-name="P12"><text:s text:c="8"/>strcpy(token.lexeme, buffer);</text:p>
      <text:p text:style-name="P12"><text:s text:c="8"/>return token;</text:p>
      <text:p text:style-name="P12"><text:s text:c="4"/>}</text:p>
      <text:p text:style-name="P12"><text:s text:c="4"/>if(isdigit(c)) {</text:p>
      <text:p text:style-name="P12"><text:s text:c="8"/>char buffer[128];</text:p>
      <text:p text:style-name="P12"><text:s text:c="8"/>int i = 0;</text:p>
      <text:p text:style-name="P12"><text:s text:c="8"/>buffer[i++] = (char)c;</text:p>
      <text:p text:style-name="P12"><text:s text:c="8"/>while(isdigit(peekChar())) { c = nextChar(); buffer[i++] = (char)c; }</text:p>
      <text:p text:style-name="P12"><text:s text:c="8"/>buffer[i] = '\0';</text:p>
      <text:p text:style-name="P12"><text:s text:c="8"/>token.type = T_NUM;</text:p>
      <text:p text:style-name="P12"><text:s text:c="8"/>strcpy(token.lexeme, buffer);</text:p>
      <text:p text:style-name="P12"><text:s text:c="8"/>return token;</text:p>
      <text:p text:style-name="P12"><text:s text:c="4"/>}</text:p>
      <text:p text:style-name="P12"><text:s text:c="4"/>token.type = T_UNKNOWN;</text:p>
      <text:p text:style-name="P12"><text:s text:c="4"/>token.lexeme[0] = (char)c;</text:p>
      <text:p text:style-name="P12"><text:s text:c="4"/>token.lexeme[1] = '\0';</text:p>
      <text:p text:style-name="P12"><text:s text:c="4"/>return token;</text:p>
      <text:p text:style-name="P12">}</text:p>
      <text:p text:style-name="P12"/>
      <text:p text:style-name="P12">void advance() { currentToken = getNextToken(); }</text:p>
      <text:p text:style-name="P12"/>
      <text:p text:style-name="P12">void match(TokenType expected) {</text:p>
      <text:p text:style-name="P12"><text:soft-page-break/><text:s text:c="4"/>if(currentToken.type == expected) { advance(); }</text:p>
      <text:p text:style-name="P12"><text:s text:c="4"/>else { error(tokenTypeName(expected)); }</text:p>
      <text:p text:style-name="P12">}</text:p>
      <text:p text:style-name="P12"/>
      <text:p text:style-name="P12">void parseProgram() {</text:p>
      <text:p text:style-name="P12"><text:s text:c="4"/>match(T_MAIN);</text:p>
      <text:p text:style-name="P12"><text:s text:c="4"/>match(T_LPAREN);</text:p>
      <text:p text:style-name="P12"><text:s text:c="4"/>match(T_RPAREN);</text:p>
      <text:p text:style-name="P12"><text:s text:c="4"/>match(T_LBRACE);</text:p>
      <text:p text:style-name="P12"><text:s text:c="4"/>parseDeclarations();</text:p>
      <text:p text:style-name="P12"><text:s text:c="4"/>parseStatementList();</text:p>
      <text:p text:style-name="P12"><text:s text:c="4"/>match(T_RBRACE);</text:p>
      <text:p text:style-name="P12"><text:s text:c="4"/>printf("Parsed Program successfully.\n");</text:p>
      <text:p text:style-name="P12">}</text:p>
      <text:p text:style-name="P12"/>
      <text:p text:style-name="P12">void parseDeclarations() {</text:p>
      <text:p text:style-name="P12"><text:s text:c="4"/>if(currentToken.type == T_INT || currentToken.type == T_CHAR) {</text:p>
      <text:p text:style-name="P12"><text:s text:c="8"/>parseDataType();</text:p>
      <text:p text:style-name="P12"><text:s text:c="8"/>parseIdentifierList();</text:p>
      <text:p text:style-name="P12"><text:s text:c="8"/>match(T_SEMI);</text:p>
      <text:p text:style-name="P12"><text:s text:c="8"/>parseDeclarations();</text:p>
      <text:p text:style-name="P12"><text:s text:c="4"/>}</text:p>
      <text:p text:style-name="P12">}</text:p>
      <text:p text:style-name="P12"/>
      <text:p text:style-name="P12">void parseDataType() {</text:p>
      <text:p text:style-name="P12"><text:s text:c="4"/>if(currentToken.type == T_INT) { match(T_INT); }</text:p>
      <text:p text:style-name="P12"><text:s text:c="4"/>else if(currentToken.type == T_CHAR) { match(T_CHAR); }</text:p>
      <text:p text:style-name="P12"><text:s text:c="4"/>else { error("int or char"); }</text:p>
      <text:p text:style-name="P12">}</text:p>
      <text:p text:style-name="P12"/>
      <text:p text:style-name="P12">void parseIdentifierList() {</text:p>
      <text:p text:style-name="P12"><text:s text:c="4"/>if(currentToken.type == T_ID) {</text:p>
      <text:p text:style-name="P12"><text:s text:c="8"/>match(T_ID);</text:p>
      <text:p text:style-name="P12"><text:s text:c="8"/>if(currentToken.type == T_COMMA) { match(T_COMMA); parseIdentifierList(); }</text:p>
      <text:p text:style-name="P12"><text:s text:c="4"/>} else { error("identifier"); }</text:p>
      <text:p text:style-name="P12">}</text:p>
      <text:p text:style-name="P12"/>
      <text:p text:style-name="P12">void parseStatementList() {</text:p>
      <text:p text:style-name="P12"><text:s text:c="4"/>while(currentToken.type == T_ID || currentToken.type == T_IF || currentToken.type == T_LBRACE) {</text:p>
      <text:p text:style-name="P12"><text:s text:c="8"/>parseStatement();</text:p>
      <text:p text:style-name="P12"><text:s text:c="4"/>}</text:p>
      <text:p text:style-name="P12">}</text:p>
      <text:p text:style-name="P12"/>
      <text:p text:style-name="P12">void parseStatement() {</text:p>
      <text:p text:style-name="P12"><text:s text:c="4"/>if(currentToken.type == T_ID) { parseAssignStat(); }</text:p>
      <text:p text:style-name="P12"><text:s text:c="4"/>else if(currentToken.type == T_IF) { parseDecisionStat(); }</text:p>
      <text:p text:style-name="P12"><text:s text:c="4"/>else if(currentToken.type == T_LBRACE) { parseBlock(); }</text:p>
      <text:p text:style-name="P12"><text:s text:c="4"/>else { error("statement (id, if, or block)"); }</text:p>
      <text:p text:style-name="P12">}</text:p>
      <text:p text:style-name="P12"/>
      <text:p text:style-name="P12"><text:soft-page-break/>void parseBlock() {</text:p>
      <text:p text:style-name="P12"><text:s text:c="4"/>match(T_LBRACE);</text:p>
      <text:p text:style-name="P12"><text:s text:c="4"/>parseStatementList();</text:p>
      <text:p text:style-name="P12"><text:s text:c="4"/>match(T_RBRACE);</text:p>
      <text:p text:style-name="P12">}</text:p>
      <text:p text:style-name="P12"/>
      <text:p text:style-name="P12">void parseAssignStat() {</text:p>
      <text:p text:style-name="P12"><text:s text:c="4"/>match(T_ID);</text:p>
      <text:p text:style-name="P12"><text:s text:c="4"/>match(T_ASSIGN);</text:p>
      <text:p text:style-name="P12"><text:s text:c="4"/>parseExpn();</text:p>
      <text:p text:style-name="P12"><text:s text:c="4"/>match(T_SEMI);</text:p>
      <text:p text:style-name="P12">}</text:p>
      <text:p text:style-name="P12"/>
      <text:p text:style-name="P12">void parseDecisionStat() {</text:p>
      <text:p text:style-name="P12"><text:s text:c="4"/>match(T_IF);</text:p>
      <text:p text:style-name="P12"><text:s text:c="4"/>match(T_LPAREN);</text:p>
      <text:p text:style-name="P12"><text:s text:c="4"/>parseExpn();</text:p>
      <text:p text:style-name="P12"><text:s text:c="4"/>match(T_RPAREN);</text:p>
      <text:p text:style-name="P12"><text:s text:c="4"/>parseStatement();</text:p>
      <text:p text:style-name="P12"><text:s text:c="4"/>parseDprime();</text:p>
      <text:p text:style-name="P12">}</text:p>
      <text:p text:style-name="P12"/>
      <text:p text:style-name="P12">void parseDprime() {</text:p>
      <text:p text:style-name="P12"><text:s text:c="4"/>if(currentToken.type == T_ELSE) {</text:p>
      <text:p text:style-name="P12"><text:s text:c="8"/>match(T_ELSE);</text:p>
      <text:p text:style-name="P12"><text:s text:c="8"/>parseStatement();</text:p>
      <text:p text:style-name="P12"><text:s text:c="4"/>}</text:p>
      <text:p text:style-name="P12">}</text:p>
      <text:p text:style-name="P12"/>
      <text:p text:style-name="P12">void parseExpn() {</text:p>
      <text:p text:style-name="P12"><text:s text:c="4"/>parseSimpleExp();</text:p>
      <text:p text:style-name="P12"><text:s text:c="4"/>parseEprime();</text:p>
      <text:p text:style-name="P12">}</text:p>
      <text:p text:style-name="P12"/>
      <text:p text:style-name="P12">void parseEprime() {</text:p>
      <text:p text:style-name="P12"><text:s text:c="4"/>if(currentToken.type == T_EQ || currentToken.type == T_NEQ ||</text:p>
      <text:p text:style-name="P12"><text:s text:c="7"/>currentToken.type == T_LE || currentToken.type == T_GE ||</text:p>
      <text:p text:style-name="P12"><text:s text:c="7"/>currentToken.type == T_LT || currentToken.type == T_GT) {</text:p>
      <text:p text:style-name="P12"><text:s text:c="8"/>parseRelop();</text:p>
      <text:p text:style-name="P12"><text:s text:c="8"/>parseSimpleExp();</text:p>
      <text:p text:style-name="P12"><text:s text:c="4"/>}</text:p>
      <text:p text:style-name="P12">}</text:p>
      <text:p text:style-name="P12"/>
      <text:p text:style-name="P12">void parseRelop() {</text:p>
      <text:p text:style-name="P12"><text:s text:c="4"/>if(currentToken.type == T_EQ || currentToken.type == T_NEQ ||</text:p>
      <text:p text:style-name="P12"><text:s text:c="7"/>currentToken.type == T_LE || currentToken.type == T_GE ||</text:p>
      <text:p text:style-name="P12"><text:s text:c="7"/>currentToken.type == T_LT || currentToken.type == T_GT) { advance(); }</text:p>
      <text:p text:style-name="P12"><text:s text:c="4"/>else { error("relational operator (==, !=, &lt;=, &gt;=, &lt;, &gt;)"); }</text:p>
      <text:p text:style-name="P12">}</text:p>
      <text:p text:style-name="P12"/>
      <text:p text:style-name="P12">void parseSimpleExp() {</text:p>
      <text:p text:style-name="P12"><text:s text:c="4"/>parseTerm();</text:p>
      <text:p text:style-name="P12"><text:soft-page-break/><text:s text:c="4"/>parseSeprime();</text:p>
      <text:p text:style-name="P12">}</text:p>
      <text:p text:style-name="P12"/>
      <text:p text:style-name="P12">void parseSeprime() {</text:p>
      <text:p text:style-name="P12"><text:s text:c="4"/>while(currentToken.type == T_PLUS || currentToken.type == T_MINUS) {</text:p>
      <text:p text:style-name="P12"><text:s text:c="8"/>parseAddop();</text:p>
      <text:p text:style-name="P12"><text:s text:c="8"/>parseTerm();</text:p>
      <text:p text:style-name="P12"><text:s text:c="4"/>}</text:p>
      <text:p text:style-name="P12">}</text:p>
      <text:p text:style-name="P12"/>
      <text:p text:style-name="P12">void parseAddop() {</text:p>
      <text:p text:style-name="P12"><text:s text:c="4"/>if(currentToken.type == T_PLUS || currentToken.type == T_MINUS) { advance(); }</text:p>
      <text:p text:style-name="P12"><text:s text:c="4"/>else { error("add operator (+ or -)"); }</text:p>
      <text:p text:style-name="P12">}</text:p>
      <text:p text:style-name="P12"/>
      <text:p text:style-name="P12">void parseTerm() {</text:p>
      <text:p text:style-name="P12"><text:s text:c="4"/>parseFactor();</text:p>
      <text:p text:style-name="P12"><text:s text:c="4"/>parseTprime();</text:p>
      <text:p text:style-name="P12">}</text:p>
      <text:p text:style-name="P12"/>
      <text:p text:style-name="P12">void parseTprime() {</text:p>
      <text:p text:style-name="P12"><text:s text:c="4"/>while(currentToken.type == T_STAR || currentToken.type == T_DIV || currentToken.type == T_MOD) {</text:p>
      <text:p text:style-name="P12"><text:s text:c="8"/>parseMulop();</text:p>
      <text:p text:style-name="P12"><text:s text:c="8"/>parseFactor();</text:p>
      <text:p text:style-name="P12"><text:s text:c="4"/>}</text:p>
      <text:p text:style-name="P12">}</text:p>
      <text:p text:style-name="P12"/>
      <text:p text:style-name="P12">void parseMulop() {</text:p>
      <text:p text:style-name="P12"><text:s text:c="4"/>if(currentToken.type == T_STAR || currentToken.type == T_DIV || currentToken.type == T_MOD) { advance(); }</text:p>
      <text:p text:style-name="P12"><text:s text:c="4"/>else { error("multiplicative operator (*, /, or %)"); }</text:p>
      <text:p text:style-name="P12">}</text:p>
      <text:p text:style-name="P12"/>
      <text:p text:style-name="P12">void parseFactor() {</text:p>
      <text:p text:style-name="P12"><text:s text:c="4"/>if(currentToken.type == T_ID) { match(T_ID); }</text:p>
      <text:p text:style-name="P12"><text:s text:c="4"/>else if(currentToken.type == T_NUM) { match(T_NUM); }</text:p>
      <text:p text:style-name="P12"><text:s text:c="4"/>else { error("identifier or number"); }</text:p>
      <text:p text:style-name="P12">}</text:p>
      <text:p text:style-name="P12"/>
      <text:p text:style-name="P12">int main(int argc, char* argv[]) {</text:p>
      <text:p text:style-name="P12"><text:s text:c="4"/>if(argc &lt; 2) { printf("Usage: %s &lt;source-file&gt;\n", argv[0]); return 1; }</text:p>
      <text:p text:style-name="P12"><text:s text:c="4"/>source = fopen(argv[1], "r");</text:p>
      <text:p text:style-name="P12"><text:s text:c="4"/>if(!source) { perror("Error opening file"); return 1; }</text:p>
      <text:p text:style-name="P12"><text:s text:c="4"/>advance();</text:p>
      <text:p text:style-name="P12"><text:s text:c="4"/>parseProgram();</text:p>
      <text:p text:style-name="P12"><text:s text:c="4"/>if(currentToken.type != T_EOF) { error("EOF"); }</text:p>
      <text:p text:style-name="P12"><text:s text:c="4"/>fclose(source);</text:p>
      <text:p text:style-name="P12"><text:s text:c="4"/>return 0;</text:p>
      <text:p text:style-name="P12">}</text:p>
      <text:p text:style-name="P12"/>
      <text:p text:style-name="P4"><text:soft-page-break/>Input :</text:p>
      <text:p text:style-name="P12"/>
      <text:p text:style-name="P12">main() {</text:p>
      <text:p text:style-name="P12"><text:s text:c="4"/></text:p>
      <text:p text:style-name="P12">}<text:line-break/><text:line-break/><text:span text:style-name="T2">Output :</text:span></text:p>
      <text:p text:style-name="P12"/>
      <text:p text:style-name="P12"><draw:frame draw:style-name="fr1" draw:name="Image2" text:anchor-type="as-char" svg:width="17cm" svg:height="0.954cm" draw:z-index="5"><draw:image xlink:href="Pictures/10000001000002DA0000002932BB991CFCCBAD3D.png" xlink:type="simple" xlink:show="embed" xlink:actuate="onLoad" draw:mime-type="image/png"/></draw:frame></text:p>
      <text:p text:style-name="P11"/>
      <text:p text:style-name="P2"/>
      <text:p text:style-name="P2"/>
      <text:p text:style-name="P2"/>
      <text:p text:style-name="P5">Input :</text:p>
      <text:p text:style-name="P2"/>
      <text:p text:style-name="P2">main(){</text:p>
      <text:p text:style-name="P2"><text:s text:c="4"/>int a;</text:p>
      <text:p text:style-name="P2">}</text:p>
      <text:p text:style-name="P2"/>
      <text:p text:style-name="P5">Output :</text:p>
      <text:p text:style-name="P2"/>
      <text:p text:style-name="P2"><draw:frame draw:style-name="fr1" draw:name="Image3" text:anchor-type="as-char" svg:width="17cm" svg:height="0.954cm" draw:z-index="4"><draw:image xlink:href="Pictures/10000001000002DA0000002932BB991CFCCBAD3D.png" xlink:type="simple" xlink:show="embed" xlink:actuate="onLoad" draw:mime-type="image/png"/></draw:frame></text:p>
      <text:p text:style-name="P2"/>
      <text:p text:style-name="P5">Input : </text:p>
      <text:p text:style-name="P2"/>
      <text:p text:style-name="P2">main(){</text:p>
      <text:p text:style-name="P2"><text:s text:c="4"/>int a,b;</text:p>
      <text:p text:style-name="P2"><text:s text:c="4"/>a=5;</text:p>
      <text:p text:style-name="P2">}</text:p>
      <text:p text:style-name="P2"/>
      <text:p text:style-name="P6">Output :</text:p>
      <text:p text:style-name="P13"/>
      <text:p text:style-name="P13"><draw:frame draw:style-name="fr1" draw:name="Image4" text:anchor-type="as-char" svg:width="17cm" svg:height="0.954cm" draw:z-index="0"><draw:image xlink:href="Pictures/10000001000002DA0000002932BB991CFCCBAD3D.png" xlink:type="simple" xlink:show="embed" xlink:actuate="onLoad" draw:mime-type="image/png"/></draw:frame></text:p>
      <text:p text:style-name="P13"/>
      <text:p text:style-name="P6">Input : </text:p>
      <text:p text:style-name="P13"/>
      <text:p text:style-name="P13">main(){</text:p>
      <text:p text:style-name="P13"><text:s text:c="4"/>return 2; <text:s text:c="3"/></text:p>
      <text:p text:style-name="P13">}</text:p>
      <text:p text:style-name="P13"/>
      <text:p text:style-name="P7">Output :</text:p>
      <text:p text:style-name="P14"/>
      <text:p text:style-name="P14"><draw:frame draw:style-name="fr1" draw:name="Image5" text:anchor-type="as-char" svg:width="17cm" svg:height="0.954cm" draw:z-index="1"><draw:image xlink:href="Pictures/10000001000002DA0000002915EDE5A27B940F75.png" xlink:type="simple" xlink:show="embed" xlink:actuate="onLoad" draw:mime-type="image/png"/></draw:frame></text:p>
      <text:p text:style-name="P14"/>
      <text:p text:style-name="P7">Input : </text:p>
      <text:p text:style-name="P14"/>
      <text:p text:style-name="P14"><text:soft-page-break/>main(){</text:p>
      <text:p text:style-name="P14"><text:s text:c="4"/>int a,b;</text:p>
      <text:p text:style-name="P14"><text:s text:c="4"/>char (i);</text:p>
      <text:p text:style-name="P14"><text:s text:c="4"/>i = b+c;</text:p>
      <text:p text:style-name="P14"><text:s text:c="4"/>a=10;</text:p>
      <text:p text:style-name="P14"><text:s text:c="4"/>c=a; </text:p>
      <text:p text:style-name="P14">}</text:p>
      <text:p text:style-name="P14"/>
      <text:p text:style-name="P9">Output : </text:p>
      <text:p text:style-name="P14"/>
      <text:p text:style-name="P14"><draw:frame draw:style-name="fr1" draw:name="Image6" text:anchor-type="as-char" svg:width="17cm" svg:height="0.954cm" draw:z-index="2"><draw:image xlink:href="Pictures/10000001000002DA000000298C826455BF33C96E.png" xlink:type="simple" xlink:show="embed" xlink:actuate="onLoad" draw:mime-type="image/png"/></draw:frame></text:p>
      <text:p text:style-name="P14"/>
      <text:p text:style-name="P14"/>
      <text:p text:style-name="P8">Input : </text:p>
      <text:p text:style-name="P8"/>
      <text:p text:style-name="P15">main() {</text:p>
      <text:p text:style-name="P15"><text:s text:c="4"/>int a, b;</text:p>
      <text:p text:style-name="P15"><text:s text:c="4"/>char c;</text:p>
      <text:p text:style-name="P15"><text:s text:c="4"/>a = 5;</text:p>
      <text:p text:style-name="P15"><text:s text:c="4"/>b = a - 3;</text:p>
      <text:p text:style-name="P15"><text:s text:c="4"/>if (a == b) {</text:p>
      <text:p text:style-name="P15"><text:s text:c="8"/>a = 10;</text:p>
      <text:p text:style-name="P15"><text:s text:c="4"/>}</text:p>
      <text:p text:style-name="P15"><text:s text:c="4"/>else {</text:p>
      <text:p text:style-name="P15"><text:s text:c="8"/>c = 2;</text:p>
      <text:p text:style-name="P15"><text:s text:c="4"/>}</text:p>
      <text:p text:style-name="P15">}</text:p>
      <text:p text:style-name="P15"/>
      <text:p text:style-name="P10">Output : </text:p>
      <text:p text:style-name="P10"/>
      <text:p text:style-name="P10"><draw:frame draw:style-name="fr1" draw:name="Image1" text:anchor-type="as-char" svg:width="17cm" svg:height="0.954cm" draw:z-index="3"><draw:image xlink:href="Pictures/10000001000002DA0000002932BB991CFCCBAD3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tos" svg:font-family="apto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7T09:30:50.205374049</meta:creation-date>
    <dc:date>2025-02-27T11:07:54.223730457</dc:date>
    <meta:editing-duration>PT1H6M31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9" meta:paragraph-count="349" meta:word-count="1248" meta:character-count="9743" meta:non-whitespace-character-count="7609"/>
  </office:meta>
</office:document-meta>
</file>